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49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3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5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7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58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officeooo:paragraph-rsid="0021d944"/>
    </style:style>
    <style:style style:name="P70" style:family="paragraph" style:parent-style-name="Standard">
      <style:paragraph-properties style:line-height-at-least="0.503cm"/>
    </style:style>
    <style:style style:name="P71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80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8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8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86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7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88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89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90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1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92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93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94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95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96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9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9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99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00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01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0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21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22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23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24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25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26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27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28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33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3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fff" style:font-size-asian="16pt" style:font-weight-asian="bold" style:font-size-complex="16pt" style:font-weight-complex="bold"/>
    </style:style>
    <style:style style:name="P135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36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3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13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14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14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14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14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14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47" style:family="paragraph" style:parent-style-name="Standard">
      <style:paragraph-properties style:line-height-at-least="0.503cm" fo:text-align="justify" style:justify-single-word="false"/>
      <style:text-properties officeooo:paragraph-rsid="00408618"/>
    </style:style>
    <style:style style:name="P148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149" style:family="paragraph" style:parent-style-name="Standard">
      <style:paragraph-properties style:line-height-at-least="0.503cm" fo:text-align="justify" style:justify-single-word="false"/>
      <style:text-properties officeooo:paragraph-rsid="00440883"/>
    </style:style>
    <style:style style:name="P150" style:family="paragraph" style:parent-style-name="Standard" style:list-style-name="L29">
      <style:paragraph-properties style:line-height-at-least="0.503cm" fo:text-align="justify" style:justify-single-word="false"/>
      <style:text-properties officeooo:paragraph-rsid="00466210"/>
    </style:style>
    <style:style style:name="P151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152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153" style:family="paragraph" style:parent-style-name="Standard" style:list-style-name="L32">
      <style:paragraph-properties style:line-height-at-least="0.503cm" fo:text-align="justify" style:justify-single-word="false"/>
      <style:text-properties officeooo:paragraph-rsid="00470722"/>
    </style:style>
    <style:style style:name="P154" style:family="paragraph" style:parent-style-name="Standard">
      <style:paragraph-properties style:line-height-at-least="0.503cm" fo:text-align="justify" style:justify-single-word="false"/>
      <style:text-properties officeooo:paragraph-rsid="00470722"/>
    </style:style>
    <style:style style:name="P155" style:family="paragraph" style:parent-style-name="Standard" style:list-style-name="L33">
      <style:paragraph-properties style:line-height-at-least="0.503cm" fo:text-align="justify" style:justify-single-word="false"/>
      <style:text-properties officeooo:paragraph-rsid="0047eec3"/>
    </style:style>
    <style:style style:name="P156" style:family="paragraph" style:parent-style-name="Standard">
      <style:paragraph-properties style:line-height-at-least="0.503cm" fo:text-align="justify" style:justify-single-word="false"/>
      <style:text-properties officeooo:paragraph-rsid="0047eec3"/>
    </style:style>
    <style:style style:name="P157" style:family="paragraph" style:parent-style-name="Standard" style:list-style-name="L34">
      <style:paragraph-properties style:line-height-at-least="0.503cm" fo:text-align="justify" style:justify-single-word="false"/>
      <style:text-properties officeooo:paragraph-rsid="0048e020"/>
    </style:style>
    <style:style style:name="P158" style:family="paragraph" style:parent-style-name="Standard">
      <style:paragraph-properties style:line-height-at-least="0.503cm" fo:text-align="justify" style:justify-single-word="false"/>
      <style:text-properties officeooo:paragraph-rsid="0048e020"/>
    </style:style>
    <style:style style:name="P159" style:family="paragraph" style:parent-style-name="Standard" style:list-style-name="L35">
      <style:paragraph-properties style:line-height-at-least="0.503cm" fo:text-align="justify" style:justify-single-word="false"/>
      <style:text-properties officeooo:paragraph-rsid="004a0ecb"/>
    </style:style>
    <style:style style:name="P160" style:family="paragraph" style:parent-style-name="Standard">
      <style:paragraph-properties style:line-height-at-least="0.503cm" fo:text-align="justify" style:justify-single-word="false"/>
      <style:text-properties officeooo:paragraph-rsid="004a0ecb"/>
    </style:style>
    <style:style style:name="P161" style:family="paragraph" style:parent-style-name="Standard" style:list-style-name="L36">
      <style:paragraph-properties style:line-height-at-least="0.503cm" fo:text-align="justify" style:justify-single-word="false"/>
      <style:text-properties officeooo:paragraph-rsid="00408618"/>
    </style:style>
    <style:style style:name="P162" style:family="paragraph" style:parent-style-name="Standard" style:list-style-name="L37">
      <style:paragraph-properties style:line-height-at-least="0.503cm" fo:text-align="justify" style:justify-single-word="false"/>
      <style:text-properties officeooo:paragraph-rsid="004ad125"/>
    </style:style>
    <style:style style:name="P163" style:family="paragraph" style:parent-style-name="Standard">
      <style:paragraph-properties style:line-height-at-least="0.503cm" fo:text-align="justify" style:justify-single-word="false"/>
      <style:text-properties officeooo:paragraph-rsid="004ad125"/>
    </style:style>
    <style:style style:name="P164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65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166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6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6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3787552758" text:style-name="L1">
        <text:list-item>
          <text:p text:style-name="P86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145139004318060" text:continue-numbering="true" text:style-name="L1">
        <text:list-item>
          <text:p text:style-name="P86">JavaScript</text:p>
        </text:list-item>
      </text:list>
      <text:list xml:id="list1974441189" text:style-name="L2">
        <text:list-item>
          <text:p text:style-name="P97">JavaScript <text:span text:style-name="T13">Core</text:span></text:p>
          <text:list>
            <text:list-item>
              <text:p text:style-name="P102">linguagem de programação que roda Navegador do usuário (front-end):</text:p>
              <text:list>
                <text:list-item>
                  <text:p text:style-name="P102">Se você clicar em algum botão da página e aparece uma janela. Isso é o JavaScript.</text:p>
                </text:list-item>
                <text:list-item>
                  <text:p text:style-name="P103">Alteração do site ou aplicativo, conforme a interação do usuário.</text:p>
                </text:list-item>
              </text:list>
            </text:list-item>
            <text:list-item>
              <text:p text:style-name="P103">Roda também no computador (back-end)</text:p>
            </text:list-item>
          </text:list>
        </text:list-item>
        <text:list-item>
          <text:p text:style-name="P97">O que podemos fazer?</text:p>
          <text:list>
            <text:list-item>
              <text:p text:style-name="P103">Podemos criar aplicações web, mobile (React Native), desktop (Electron);</text:p>
            </text:list-item>
            <text:list-item>
              <text:p text:style-name="P103">Empresas famosas que usam:</text:p>
              <text:list>
                <text:list-item>
                  <text:p text:style-name="P103">Facebook (Instagram, WhatsApp);</text:p>
                </text:list-item>
                <text:list-item>
                  <text:p text:style-name="P103">Google (Youtube, Gmail, Drive);</text:p>
                </text:list-item>
                <text:list-item>
                  <text:p text:style-name="P103">Uber;</text:p>
                </text:list-item>
                <text:list-item>
                  <text:p text:style-name="P103">Netflix</text:p>
                </text:list-item>
                <text:list-item>
                  <text:p text:style-name="P103">TikTok</text:p>
                </text:list-item>
                <text:list-item>
                  <text:p text:style-name="P103">…</text:p>
                </text:list-item>
              </text:list>
            </text:list-item>
            <text:list-item>
              <text:p text:style-name="P103">99.99% dos sites na web usam JavaScript;</text:p>
            </text:list-item>
            <text:list-item>
              <text:p text:style-name="P103">Linguagem obrigatória para quem programa o Front-end Web.</text:p>
            </text:list-item>
          </text:list>
        </text:list-item>
        <text:list-item>
          <text:p text:style-name="P98">Evolução</text:p>
          <text:list>
            <text:list-item>
              <text:p text:style-name="P102">A comunidade cresce cada vez mais e a linguagem está sempre evoluindo.</text:p>
            </text:list-item>
          </text:list>
        </text:list-item>
        <text:list-item>
          <text:p text:style-name="P98">O que vamos ver o curso?</text:p>
          <text:list>
            <text:list-item>
              <text:p text:style-name="P102">Tipos de dados</text:p>
            </text:list-item>
            <text:list-item>
              <text:p text:style-name="P102">Variáveis</text:p>
            </text:list-item>
            <text:list-item>
              <text:p text:style-name="P102">Funções</text:p>
            </text:list-item>
            <text:list-item>
              <text:p text:style-name="P102">Condicionais</text:p>
            </text:list-item>
            <text:list-item>
              <text:p text:style-name="P102">Estruturas de repetição</text:p>
            </text:list-item>
            <text:list-item>
              <text:p text:style-name="P102">…</text:p>
            </text:list-item>
          </text:list>
        </text:list-item>
        <text:list-item>
          <text:p text:style-name="P98">Como vai funcionar a dinâmica do curso?</text:p>
          <text:list>
            <text:list-item>
              <text:p text:style-name="P102">Treino de futebol</text:p>
            </text:list-item>
            <text:list-item>
              <text:p text:style-name="P102">Treino de artes marciais</text:p>
            </text:list-item>
            <text:list-item>
              <text:p text:style-name="P102">Conceitos e fundamentos</text:p>
            </text:list-item>
            <text:list-item>
              <text:p text:style-name="P102">Prática</text:p>
            </text:list-item>
            <text:list-item>
              <text:p text:style-name="P102">Revisão</text:p>
            </text:list-item>
          </text:list>
        </text:list-item>
      </text:list>
      <text:p text:style-name="P7"/>
      <text:p text:style-name="P81">Guias estelares</text:p>
      <text:p text:style-name="P31"><text:span text:style-name="T1">O guia estelar de </text:span><text:span text:style-name="T2">JavaScript</text:span></text:p>
      <text:p text:style-name="P3">Primeiros Passos</text:p>
      <text:list xml:id="list1006522035" text:style-name="L3">
        <text:list-item>
          <text:p text:style-name="P87">Sintaxe</text:p>
        </text:list-item>
      </text:list>
      <text:list xml:id="list4197935294" text:style-name="L4">
        <text:list-item>
          <text:p text:style-name="P99">A importância da Sintaxe<text:span text:style-name="T14"> – escrever texto de uma maneira correta.</text:span></text:p>
          <text:list>
            <text:list-item>
              <text:p text:style-name="P104">Toda linguagem tem;</text:p>
            </text:list-item>
            <text:list-item>
              <text:p text:style-name="P104">Uma boa comunicação necessita de uma boa sintaxe;</text:p>
            </text:list-item>
            <text:list-item>
              <text:p text:style-name="P104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145138855278592" text:continue-list="list1006522035" text:style-name="L3">
        <text:list-item>
          <text:p text:style-name="P88">Maneiras de executar o JavaScript</text:p>
        </text:list-item>
      </text:list>
      <text:list xml:id="list3192526137" text:style-name="L5">
        <text:list-item>
          <text:p text:style-name="P105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05"><text:a xlink:type="simple" xlink:href="https://codepen.io/" text:style-name="Internet_20_link" text:visited-style-name="Visited_20_Internet_20_Link">https://codepen.io/</text:a></text:p>
        </text:list-item>
        <text:list-item>
          <text:p text:style-name="P105">Visual Studio Code</text:p>
        </text:list-item>
      </text:list>
      <text:p text:style-name="P12"/>
      <text:list xml:id="list145137602201241" text:continue-list="list145138855278592" text:style-name="L3">
        <text:list-item>
          <text:p text:style-name="P89">Adicionando arquivos JS</text:p>
        </text:list-item>
      </text:list>
      <text:list xml:id="list2876853614" text:style-name="L6">
        <text:list-item>
          <text:p text:style-name="P106">HTML</text:p>
        </text:list-item>
      </text:list>
      <text:p text:style-name="P38"><text:span text:style-name="T30">&lt;!</text:span><text:span text:style-name="T31">DOCTYPE</text:span> <text:span text:style-name="T16">html</text:span><text:span text:style-name="T30">&gt;</text:span></text:p>
      <text:p text:style-name="P48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48"><text:span text:style-name="T30">&lt;</text:span><text:span text:style-name="T31">head</text:span><text:span text:style-name="T30">&gt;</text:span></text:p>
      <text:p text:style-name="P48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48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48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48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48"><text:span text:style-name="T30">&lt;/</text:span><text:span text:style-name="T31">head</text:span><text:span text:style-name="T30">&gt;</text:span></text:p>
      <text:p text:style-name="P48"><text:span text:style-name="T30">&lt;</text:span><text:span text:style-name="T31">body</text:span><text:span text:style-name="T30">&gt;</text:span></text:p>
      <text:p text:style-name="P53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48"><text:span text:style-name="T30">&lt;/</text:span><text:span text:style-name="T31">body</text:span><text:span text:style-name="T30">&gt;</text:span></text:p>
      <text:p text:style-name="P48"><text:span text:style-name="T30">&lt;/</text:span><text:span text:style-name="T31">html</text:span><text:span text:style-name="T30">&gt;</text:span></text:p>
      <text:p text:style-name="P29"/>
      <text:list xml:id="list1036275367" text:style-name="L7">
        <text:list-item>
          <text:p text:style-name="P107">JAVA SCRIPT</text:p>
        </text:list-item>
      </text:list>
      <text:p text:style-name="P36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54"/>
      <text:list xml:id="list145138964592061" text:continue-list="list145137602201241" text:style-name="L3">
        <text:list-item>
          <text:p text:style-name="P90">Comentários</text:p>
        </text:list-item>
      </text:list>
      <text:p text:style-name="P61">//Aqui eu tenho um comentário em linha</text:p>
      <text:p text:style-name="P66">/*</text:p>
      <text:p text:style-name="P66">Aqui eu tenho um comentário multi linha (bloco)</text:p>
      <text:p text:style-name="P58"/>
      <text:p text:style-name="P66">o código abaixo escreve alguma mensagem no devtools</text:p>
      <text:p text:style-name="P66">*/</text:p>
      <text:p text:style-name="P58"/>
      <text:p text:style-name="P48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48"><text:span text:style-name="T16">console</text:span>.<text:span text:style-name="T25">log</text:span>(<text:span text:style-name="T28">'não iria ignorar'</text:span>)</text:p>
      <text:p text:style-name="P8"/>
      <text:p text:style-name="P82">Guias estelares</text:p>
      <text:p text:style-name="P32"><text:span text:style-name="T1">O guia estelar de </text:span><text:span text:style-name="T2">JavaScript</text:span></text:p>
      <text:p text:style-name="P4">Tipos de dados</text:p>
      <text:list xml:id="list4074922253" text:style-name="L8">
        <text:list-item>
          <text:p text:style-name="P91">Introdução</text:p>
        </text:list-item>
      </text:list>
      <text:list xml:id="list4070074182" text:style-name="L9">
        <text:list-item>
          <text:p text:style-name="P100">Tipos de dados</text:p>
          <text:list>
            <text:list-item>
              <text:p text:style-name="P108">Gramática:</text:p>
              <text:list>
                <text:list-item>
                  <text:p text:style-name="P108">Elementos da linguagem e suas combinações</text:p>
                </text:list-item>
                <text:list-item>
                  <text:p text:style-name="P108">A arte de falar e escrever corretamente</text:p>
                </text:list-item>
              </text:list>
            </text:list-item>
            <text:list-item>
              <text:p text:style-name="P108">Vocabulário:</text:p>
              <text:list>
                <text:list-item>
                  <text:p text:style-name="P108">Conjunto de termos e expressões</text:p>
                </text:list-item>
                <text:list-item>
                  <text:p text:style-name="P108">Agrupamento de palavras</text:p>
                </text:list-item>
              </text:list>
            </text:list-item>
            <text:list-item>
              <text:p text:style-name="P108">Precisamos saber como escrever</text:p>
            </text:list-item>
            <text:list-item>
              <text:p text:style-name="P108">Precisamos saber os significados</text:p>
            </text:list-item>
            <text:list-item>
              <text:p text:style-name="P108">Precisamos continuar aprendendo, para crescer nosso vocabulário</text:p>
            </text:list-item>
          </text:list>
        </text:list-item>
        <text:list-item>
          <text:p text:style-name="P100">Como vai ser a dinâmica do aprendizado?</text:p>
          <text:list>
            <text:list-item>
              <text:p text:style-name="P108">Conceitos e escrita</text:p>
            </text:list-item>
            <text:list-item>
              <text:p text:style-name="P108">Vamos aprender os tipos de dados utilizados na linguagem</text:p>
              <text:list>
                <text:list-item>
                  <text:p text:style-name="P108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145138700135944" text:continue-list="list4074922253" text:style-name="L8">
        <text:list-item>
          <text:p text:style-name="P91">String</text:p>
        </text:list-item>
      </text:list>
      <text:list xml:id="list13825491" text:style-name="L10">
        <text:list-item>
          <text:p text:style-name="P109">Cadeia de caracteres</text:p>
          <text:list>
            <text:list-item>
              <text:p text:style-name="P109">“” aspas duplas</text:p>
            </text:list-item>
            <text:list-item>
              <text:p text:style-name="P109">‘’ aspas simples</text:p>
            </text:list-item>
            <text:list-item>
              <text:p text:style-name="P109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39"><text:span text:style-name="T16">console</text:span>.<text:span text:style-name="T25">log</text:span>(<text:span text:style-name="T28">"Thiago Carlos"</text:span>)</text:p>
      <text:p text:style-name="P48"><text:span text:style-name="T16">console</text:span>.<text:span text:style-name="T25">log</text:span>(<text:span text:style-name="T28">'Limeira da Silva'</text:span>)</text:p>
      <text:p text:style-name="P48"><text:span text:style-name="T16">console</text:span>.<text:span text:style-name="T25">log</text:span>(<text:span text:style-name="T28">`com crases eu posso </text:span></text:p>
      <text:p text:style-name="P58"/>
      <text:p text:style-name="P68">quebrar linha</text:p>
      <text:p text:style-name="P58"/>
      <text:p text:style-name="P48"><text:span text:style-name="T28">`</text:span>)</text:p>
      <text:p text:style-name="P58"/>
      <text:p text:style-name="P48"><text:span text:style-name="T16">console</text:span>.<text:span text:style-name="T25">log</text:span>(<text:span text:style-name="T28">"um 'exemplo'com asplas duplas"</text:span>)</text:p>
      <text:p text:style-name="P48"><text:span text:style-name="T16">console</text:span>.<text:span text:style-name="T25">log</text:span>(<text:span text:style-name="T28">'um "exemplo" com aspas simples'</text:span>)</text:p>
      <text:p text:style-name="P48"><text:span text:style-name="T16">console</text:span>.<text:span text:style-name="T25">log</text:span>(<text:span text:style-name="T28">`um "exemplo" com 'crases'`</text:span>)</text:p>
      <text:p text:style-name="P14"/>
      <text:list xml:id="list145138563592582" text:continue-list="list145138700135944" text:style-name="L8">
        <text:list-item>
          <text:p text:style-name="P91">Number</text:p>
        </text:list-item>
      </text:list>
      <text:list xml:id="list3897636960" text:style-name="L11">
        <text:list-item>
          <text:p text:style-name="P121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0"><text:span text:style-name="T16">console</text:span>.<text:span text:style-name="T25">log</text:span>(<text:span text:style-name="T37">33</text:span>)</text:p>
      <text:p text:style-name="P48"><text:span text:style-name="T16">console</text:span>.<text:span text:style-name="T25">log</text:span>(-<text:span text:style-name="T37">33</text:span>)</text:p>
      <text:p text:style-name="P48"><text:span text:style-name="T16">console</text:span>.<text:span text:style-name="T25">log</text:span>(<text:span text:style-name="T37">12.5</text:span>)</text:p>
      <text:p text:style-name="P48"><text:soft-page-break/><text:span text:style-name="T16">console</text:span>.<text:span text:style-name="T25">log</text:span>(<text:span text:style-name="T37">12</text:span> + <text:span text:style-name="T37">12</text:span>)</text:p>
      <text:p text:style-name="P48"><text:span text:style-name="T16">console</text:span>.<text:span text:style-name="T25">log</text:span>(<text:span text:style-name="T37">15</text:span> / <text:span text:style-name="T37">3</text:span>)</text:p>
      <text:p text:style-name="P48"><text:span text:style-name="T16">console</text:span>.<text:span text:style-name="T25">log</text:span>(<text:span text:style-name="T37">15</text:span> / <text:span text:style-name="T28">"axsd"</text:span>)</text:p>
      <text:p text:style-name="P37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145139173428594" text:continue-list="list145138563592582" text:style-name="L8">
        <text:list-item>
          <text:p text:style-name="P91">Boolean</text:p>
        </text:list-item>
      </text:list>
      <text:list xml:id="list283556225" text:style-name="L12">
        <text:list-item>
          <text:p text:style-name="P101">Boolean - Booleano</text:p>
          <text:list>
            <text:list-item>
              <text:p text:style-name="P110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1"><text:span text:style-name="T16">console</text:span>.<text:span text:style-name="T25">log</text:span>(<text:span text:style-name="T31">true</text:span>)</text:p>
      <text:p text:style-name="P37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145138275893122" text:continue-list="list145139173428594" text:style-name="L8">
        <text:list-item>
          <text:p text:style-name="P92">Unde<text:span text:style-name="T39">fined vs null</text:span></text:p>
        </text:list-item>
      </text:list>
      <text:list xml:id="list3404122772" text:style-name="L13">
        <text:list-item>
          <text:p text:style-name="P111">undefined</text:p>
          <text:list>
            <text:list-item>
              <text:p text:style-name="P111">indefinido - não existe</text:p>
            </text:list-item>
          </text:list>
        </text:list-item>
        <text:list-item>
          <text:p text:style-name="P111">null</text:p>
          <text:list>
            <text:list-item>
              <text:p text:style-name="P111">nulo</text:p>
            </text:list-item>
            <text:list-item>
              <text:p text:style-name="P111">objeto que não possui nada</text:p>
            </text:list-item>
            <text:list-item>
              <text:p text:style-name="P111">diferente de indefinido</text:p>
            </text:list-item>
          </text:list>
        </text:list-item>
        <text:list-item>
          <text:p text:style-name="P111">null !== undefinedfined vs null</text:p>
        </text:list-item>
      </text:list>
      <text:p text:style-name="P17"/>
      <text:p text:style-name="P42"><text:span text:style-name="T16">console</text:span>.<text:span text:style-name="T25">log</text:span>(<text:span text:style-name="T31">undefined</text:span>)</text:p>
      <text:p text:style-name="P48"><text:span text:style-name="T16">console</text:span>.<text:span text:style-name="T25">log</text:span>(<text:span text:style-name="T31">null</text:span>)</text:p>
      <text:p text:style-name="P48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37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145138870359671" text:continue-list="list145138275893122" text:style-name="L8">
        <text:list-item>
          <text:p text:style-name="P91">Object</text:p>
        </text:list-item>
      </text:list>
      <text:list xml:id="list923769435" text:style-name="L14">
        <text:list-item>
          <text:p text:style-name="P112">Object</text:p>
          <text:list>
            <text:list-item>
              <text:p text:style-name="P123"><text:span text:style-name="T4">Objet</text:span><text:span text:style-name="T5">o</text:span></text:p>
            </text:list-item>
            <text:list-item>
              <text:p text:style-name="P112">Dado estrutural</text:p>
            </text:list-item>
            <text:list-item>
              <text:p text:style-name="P112">Proriedades / Atributos</text:p>
            </text:list-item>
            <text:list-item>
              <text:p text:style-name="P112">Funcionalidades / Métodos</text:p>
            </text:list-item>
          </text:list>
        </text:list-item>
        <text:list-item>
          <text:p text:style-name="P112">{propriedade: "valor"}</text:p>
        </text:list-item>
      </text:list>
      <text:p text:style-name="P19"/>
      <text:p text:style-name="P51"><text:span text:style-name="T16">console</text:span>.<text:span text:style-name="T25">log</text:span>({</text:p>
      <text:p text:style-name="P48"><text:span text:style-name="T16"><text:tab/>name:</text:span> <text:span text:style-name="T28">"Thiago"</text:span>,</text:p>
      <text:p text:style-name="P48"><text:span text:style-name="T16"><text:tab/>idade:</text:span> <text:span text:style-name="T37">33</text:span>,</text:p>
      <text:p text:style-name="P48"><text:span text:style-name="T25"><text:tab/>andar</text:span><text:span text:style-name="T16">:</text:span> <text:span text:style-name="T31">function</text:span>(){</text:p>
      <text:p text:style-name="P48"><text:span text:style-name="T16"><text:tab/><text:tab/>console</text:span>.<text:span text:style-name="T25">log</text:span>(<text:span text:style-name="T28">'andar'</text:span>)</text:p>
      <text:p text:style-name="P48"><text:tab/>}</text:p>
      <text:p text:style-name="P48">})</text:p>
      <text:p text:style-name="P69"/>
      <text:p text:style-name="P19"/>
      <text:list xml:id="list145137895526452" text:continue-list="list145138870359671" text:style-name="L8">
        <text:list-item>
          <text:p text:style-name="P91">Array</text:p>
        </text:list-item>
      </text:list>
      <text:list xml:id="list2730228664" text:style-name="L15">
        <text:list-item>
          <text:p text:style-name="P113">Array (vetores)</text:p>
        </text:list-item>
      </text:list>
      <text:list xml:id="list451735905" text:style-name="L16">
        <text:list-item>
          <text:list>
            <text:list-item>
              <text:p text:style-name="P114">Uma lista</text:p>
            </text:list-item>
          </text:list>
        </text:list-item>
      </text:list>
      <text:list xml:id="list145138438020832" text:continue-list="list2730228664" text:style-name="L15">
        <text:list-item>
          <text:list>
            <text:list-item>
              <text:p text:style-name="P113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3"><text:soft-page-break/><text:span text:style-name="T16">console</text:span>.<text:span text:style-name="T25">log</text:span>([<text:span text:style-name="T28">"Thiago"</text:span>, <text:span text:style-name="T37">33</text:span>])</text:p>
      <text:p text:style-name="P48"><text:span text:style-name="T16">console</text:span>.<text:span text:style-name="T25">log</text:span>([</text:p>
      <text:p text:style-name="P48"><text:span text:style-name="T28"><text:tab/>"leite"</text:span>,</text:p>
      <text:p text:style-name="P48"><text:span text:style-name="T28"><text:tab/>"ovos"</text:span>,</text:p>
      <text:p text:style-name="P48"><text:span text:style-name="T37"><text:tab/>2</text:span>,</text:p>
      <text:p text:style-name="P48"><text:span text:style-name="T37"><text:tab/>3</text:span>,</text:p>
      <text:p text:style-name="P48">])</text:p>
      <text:p text:style-name="P20"/>
      <text:list xml:id="list145137227119114" text:continue-list="list145137895526452" text:style-name="L8">
        <text:list-item>
          <text:p text:style-name="P91">Conclusão</text:p>
        </text:list-item>
      </text:list>
      <text:list xml:id="list632121697" text:style-name="L17">
        <text:list-item>
          <text:p text:style-name="P115">Tipos de dados</text:p>
        </text:list-item>
      </text:list>
      <text:p text:style-name="P21"><text:tab/>Conforme o ECMAScrept standard temos 9 tipos de dados:</text:p>
      <text:list xml:id="list3743591627" text:style-name="L18">
        <text:list-item>
          <text:list>
            <text:list-item>
              <text:p text:style-name="P116">Data types</text:p>
              <text:list>
                <text:list-item>
                  <text:p text:style-name="P116">Primitive / Primitive value</text:p>
                </text:list-item>
                <text:list-item>
                  <text:p text:style-name="P116">Structural</text:p>
                </text:list-item>
                <text:list-item>
                  <text:p text:style-name="P116">Structural Primitive</text:p>
                </text:list-item>
              </text:list>
            </text:list-item>
          </text:list>
        </text:list-item>
        <text:list-item>
          <text:p text:style-name="P116">Primitivos</text:p>
          <text:list>
            <text:list-item>
              <text:p text:style-name="P116">String</text:p>
            </text:list-item>
            <text:list-item>
              <text:p text:style-name="P116">Number</text:p>
            </text:list-item>
            <text:list-item>
              <text:p text:style-name="P116">Boolean</text:p>
            </text:list-item>
            <text:list-item>
              <text:p text:style-name="P116">undefined</text:p>
            </text:list-item>
            <text:list-item>
              <text:p text:style-name="P116">Symbol</text:p>
            </text:list-item>
            <text:list-item>
              <text:p text:style-name="P116">BigInt</text:p>
            </text:list-item>
          </text:list>
        </text:list-item>
        <text:list-item>
          <text:p text:style-name="P116">Estruturais</text:p>
          <text:list>
            <text:list-item>
              <text:p text:style-name="P116">Object</text:p>
              <text:list>
                <text:list-item>
                  <text:p text:style-name="P116">Array</text:p>
                </text:list-item>
                <text:list-item>
                  <text:p text:style-name="P116">Map</text:p>
                </text:list-item>
                <text:list-item>
                  <text:p text:style-name="P116">SetembroDate</text:p>
                </text:list-item>
                <text:list-item>
                  <text:p text:style-name="P116">…</text:p>
                </text:list-item>
              </text:list>
            </text:list-item>
            <text:list-item>
              <text:p text:style-name="P116">Function</text:p>
            </text:list-item>
          </text:list>
        </text:list-item>
        <text:list-item>
          <text:p text:style-name="P116">primitivo Estrutural / Structural Root Primitive</text:p>
          <text:list>
            <text:list-item>
              <text:p text:style-name="P116">null</text:p>
            </text:list-item>
          </text:list>
        </text:list-item>
      </text:list>
      <text:p text:style-name="P21"/>
      <text:p text:style-name="P83">Guias estelares</text:p>
      <text:p text:style-name="P33"><text:span text:style-name="T1">O guia estelar de </text:span><text:span text:style-name="T2">JavaScript</text:span></text:p>
      <text:p text:style-name="P5">Variáveis</text:p>
      <text:list xml:id="list279052236" text:style-name="L19">
        <text:list-item>
          <text:p text:style-name="P93">Conhecendo as variáveis</text:p>
        </text:list-item>
      </text:list>
      <text:list xml:id="list1804688783" text:style-name="L20">
        <text:list-item>
          <text:p text:style-name="P117">Variáveis</text:p>
          <text:list>
            <text:list-item>
              <text:p text:style-name="P117">Nomes simbólicos para receber algum valor;</text:p>
            </text:list-item>
            <text:list-item>
              <text:p text:style-name="P117">Atalhos de código;</text:p>
            </text:list-item>
            <text:list-item>
              <text:p text:style-name="P117">Identificadores;</text:p>
            </text:list-item>
            <text:list-item>
              <text:p text:style-name="P117">3 palavras reservadas para criar uma variável:</text:p>
              <text:list>
                <text:list-item>
                  <text:p text:style-name="P117">var</text:p>
                </text:list-item>
                <text:list-item>
                  <text:p text:style-name="P117">let</text:p>
                </text:list-item>
                <text:list-item>
                  <text:p text:style-name="P117">const</text:p>
                </text:list-item>
              </text:list>
            </text:list-item>
          </text:list>
        </text:list-item>
      </text:list>
      <text:p text:style-name="P22"/>
      <text:p text:style-name="P67">// var</text:p>
      <text:p text:style-name="P48"><text:span text:style-name="T31">var</text:span> <text:span text:style-name="T16">clima</text:span> = <text:span text:style-name="T28">"Quente"</text:span></text:p>
      <text:p text:style-name="P48"><text:span text:style-name="T16">clima</text:span> = <text:span text:style-name="T28">"Frio"</text:span></text:p>
      <text:p text:style-name="P58"/>
      <text:p text:style-name="P48"><text:span text:style-name="T16">console</text:span>.<text:span text:style-name="T25">log</text:span>(<text:span text:style-name="T16">clima</text:span>)</text:p>
      <text:p text:style-name="P58"/>
      <text:p text:style-name="P66">// let</text:p>
      <text:p text:style-name="P48"><text:span text:style-name="T31">let</text:span> <text:span text:style-name="T16">dia</text:span> = <text:span text:style-name="T28">"Wednesday"</text:span></text:p>
      <text:p text:style-name="P48"><text:span text:style-name="T16">dia</text:span> = <text:span text:style-name="T28">"Friday"</text:span></text:p>
      <text:p text:style-name="P58"/>
      <text:p text:style-name="P48"><text:span text:style-name="T16">console</text:span>.<text:span text:style-name="T25">log</text:span>(<text:span text:style-name="T16">dia</text:span>)</text:p>
      <text:p text:style-name="P58"/>
      <text:p text:style-name="P66">// cont - não pode mudar o valor</text:p>
      <text:p text:style-name="P48"><text:span text:style-name="T31">const</text:span> <text:span text:style-name="T40">mes</text:span> = <text:span text:style-name="T28">"April"</text:span></text:p>
      <text:p text:style-name="P66">//mes = "Octuber"</text:p>
      <text:p text:style-name="P58"/>
      <text:p text:style-name="P58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145137315860024" text:continue-list="list279052236" text:style-name="L19">
        <text:list-item>
          <text:p text:style-name="P93">Tipos dinâmicos</text:p>
        </text:list-item>
      </text:list>
      <text:list xml:id="list3443942903" text:style-name="L21">
        <text:list-item>
          <text:p text:style-name="P118">O JS é uma linguagem fracamente tipada e dinâmica:</text:p>
          <text:list>
            <text:list-item>
              <text:p text:style-name="P118">Variáveis não precisam ter um tipo previamente definido;</text:p>
            </text:list-item>
            <text:list-item>
              <text:p text:style-name="P118">Podemos mudar o conteúdo da variável.</text:p>
            </text:list-item>
          </text:list>
        </text:list-item>
      </text:list>
      <text:p text:style-name="P23"/>
      <text:p text:style-name="P57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56"><text:span text:style-name="T16">console</text:span>.<text:span text:style-name="T25">log</text:span>(<text:span text:style-name="T16">clima</text:span>)</text:p>
      <text:p text:style-name="P70"/>
      <text:p text:style-name="P56"><text:span text:style-name="T31">let</text:span> <text:span text:style-name="T16">clima</text:span> = <text:span text:style-name="T28">""</text:span></text:p>
      <text:p text:style-name="P70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145138529449498" text:continue-list="list145137315860024" text:style-name="L19">
        <text:list-item>
          <text:p text:style-name="P94">Scope e var</text:p>
        </text:list-item>
      </text:list>
      <text:list xml:id="list2036343067" text:style-name="L22">
        <text:list-item>
          <text:p text:style-name="P119">Escopo determina a visibilidade de alguma variável no JS.</text:p>
        </text:list-item>
        <text:list-item>
          <text:p text:style-name="P122"><text:span text:style-name="T10">Block statement</text:span><text:span text:style-name="T6"> – declaração de bloco.</text:span></text:p>
        </text:list-item>
      </text:list>
      <text:p text:style-name="P24"/>
      <text:p text:style-name="P62">// vamos iniciar um bloco</text:p>
      <text:p text:style-name="P48">{</text:p>
      <text:p text:style-name="P66">// aqui dentro é um bloco e posso colocar qualquer código</text:p>
      <text:p text:style-name="P37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4"><text:span text:style-name="T16">console</text:span>.<text:span text:style-name="T25">log</text:span>(<text:span text:style-name="T28">'&gt; existe x antes do bloco?'</text:span>, <text:span text:style-name="T16">x</text:span>)</text:p>
      <text:p text:style-name="P48">{</text:p>
      <text:p text:style-name="P48"><text:span text:style-name="T31">var</text:span> <text:span text:style-name="T16">x</text:span> = <text:span text:style-name="T37">0</text:span></text:p>
      <text:p text:style-name="P48">}</text:p>
      <text:p text:style-name="P37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145137705091588" text:continue-list="list145138529449498" text:style-name="L19">
        <text:list-item>
          <text:p text:style-name="P94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45"><text:span text:style-name="T31">let</text:span> <text:span text:style-name="T16">y</text:span> = <text:span text:style-name="T37">1</text:span></text:p>
      <text:p text:style-name="P48"><text:span text:style-name="T16">console</text:span>.<text:span text:style-name="T25">log</text:span>(<text:span text:style-name="T28">'&gt; existe y antes do bloco?'</text:span>, <text:span text:style-name="T16">y</text:span>)</text:p>
      <text:p text:style-name="P48">{</text:p>
      <text:p text:style-name="P48"><text:span text:style-name="T31">const</text:span> <text:span text:style-name="T40">y</text:span> = <text:span text:style-name="T37">0</text:span></text:p>
      <text:p text:style-name="P48"><text:span text:style-name="T16">console</text:span>.<text:span text:style-name="T25">log</text:span>(<text:span text:style-name="T28">'&gt; existe y dentro do bloco?'</text:span>, <text:span text:style-name="T40">y</text:span>)</text:p>
      <text:p text:style-name="P48">}</text:p>
      <text:p text:style-name="P37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145137199473727" text:continue-numbering="true" text:style-name="L19">
        <text:list-item>
          <text:p text:style-name="P93">Nomeando variáveis</text:p>
        </text:list-item>
      </text:list>
      <text:list xml:id="list2162739651" text:style-name="L23">
        <text:list-item>
          <text:p text:style-name="P120">Para criar nomes</text:p>
          <text:list>
            <text:list-item>
              <text:p text:style-name="P120">JS é case-sensitive (sensível ao caso)(uma letra minúscula é diferente da mesma letra maiúscula.)</text:p>
            </text:list-item>
            <text:list-item>
              <text:p text:style-name="P120">JS aceita a cadeia de caracteres Unicode. (a variável pode ter aspas e acentuação.)</text:p>
            </text:list-item>
          </text:list>
        </text:list-item>
        <text:list-item>
          <text:p text:style-name="P120">Posso:</text:p>
          <text:list>
            <text:list-item>
              <text:p text:style-name="P120">Iniciar com esses caracteres especiais: $ _</text:p>
            </text:list-item>
            <text:list-item>
              <text:p text:style-name="P120">Iniciar com letras</text:p>
            </text:list-item>
            <text:list-item>
              <text:p text:style-name="P120">Colocar acentos</text:p>
            </text:list-item>
            <text:list-item>
              <text:p text:style-name="P120">Letras maiúsculas e minúsculas fazem diferença</text:p>
            </text:list-item>
          </text:list>
        </text:list-item>
        <text:list-item>
          <text:p text:style-name="P120">Não posso:</text:p>
          <text:list>
            <text:list-item>
              <text:p text:style-name="P120">Iniciar com números</text:p>
            </text:list-item>
            <text:list-item>
              <text:p text:style-name="P120">Colocar espaços vazios no nome</text:p>
            </text:list-item>
          </text:list>
        </text:list-item>
        <text:list-item>
          <text:p text:style-name="P120">Ideal:</text:p>
          <text:list>
            <text:list-item>
              <text:p text:style-name="P120">Criar nomes que fazem sentido</text:p>
            </text:list-item>
            <text:list-item>
              <text:p text:style-name="P120">Que explique o que a variável é ou faz</text:p>
            </text:list-item>
            <text:list-item>
              <text:p text:style-name="P124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24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20">Escrever em inglês</text:p>
            </text:list-item>
          </text:list>
        </text:list-item>
      </text:list>
      <text:p text:style-name="P25"/>
      <text:p text:style-name="P84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1170830463" text:style-name="L24">
        <text:list-item>
          <text:p text:style-name="P95">Declaration assignment var</text:p>
        </text:list-item>
      </text:list>
      <text:p text:style-name="P9"/>
      <text:p text:style-name="P63">// Variáveis e tipos de dados</text:p>
      <text:p text:style-name="P66">// declaração or declaration</text:p>
      <text:p text:style-name="P48"><text:span text:style-name="T31">var</text:span> <text:span text:style-name="T16">name</text:span></text:p>
      <text:p text:style-name="P58"/>
      <text:p text:style-name="P66">// assignment or atribuição de valoers</text:p>
      <text:p text:style-name="P48"><text:span text:style-name="T40">name</text:span> = <text:span text:style-name="T28">"Thiago"</text:span></text:p>
      <text:p text:style-name="P58"/>
      <text:p text:style-name="P66">// que tpo de dado foi colocado na variável</text:p>
      <text:p text:style-name="P48"><text:span text:style-name="T16">console</text:span>.<text:span text:style-name="T25">log</text:span>(<text:span text:style-name="T31">typeof</text:span> <text:span text:style-name="T40">name</text:span>)</text:p>
      <text:p text:style-name="P48"><text:span text:style-name="T16">console</text:span>.<text:span text:style-name="T25">log</text:span>(<text:span text:style-name="T40">name</text:span>)</text:p>
      <text:p text:style-name="P26"/>
      <text:list xml:id="list145138728298732" text:continue-numbering="true" text:style-name="L24">
        <text:list-item>
          <text:p text:style-name="P95">Agrupando declarações</text:p>
        </text:list-item>
      </text:list>
      <text:p text:style-name="P26"/>
      <text:p text:style-name="P63">// agrupamento de declarações</text:p>
      <text:p text:style-name="P48"><text:span text:style-name="T31">let</text:span> <text:span text:style-name="T16">age</text:span>, <text:span text:style-name="T16">isHuman</text:span></text:p>
      <text:p text:style-name="P48"><text:span text:style-name="T16">age</text:span> = <text:span text:style-name="T37">18</text:span></text:p>
      <text:p text:style-name="P48"><text:span text:style-name="T16">isHuman</text:span> = <text:span text:style-name="T31">true</text:span></text:p>
      <text:p text:style-name="P64">// <text:span text:style-name="T45">multiplos argumentos na função</text:span></text:p>
      <text:p text:style-name="P37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145139089840374" text:continue-numbering="true" text:style-name="L24">
        <text:list-item>
          <text:p text:style-name="P95">Concatenando e interpolando variáveis</text:p>
        </text:list-item>
      </text:list>
      <text:p text:style-name="P26"/>
      <text:p text:style-name="P63">//escrita de texto + variáveis.</text:p>
      <text:p text:style-name="P66">//concatenando valores</text:p>
      <text:p text:style-name="P48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58"/>
      <text:p text:style-name="P66">// interpolando calores com tamplete literals or template strings</text:p>
      <text:p text:style-name="P37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145137817499265" text:continue-numbering="true" text:style-name="L24">
        <text:list-item>
          <text:p text:style-name="P95">Objects</text:p>
        </text:list-item>
      </text:list>
      <text:p text:style-name="P26"/>
      <text:p text:style-name="P63">//Object</text:p>
      <text:p text:style-name="P58"/>
      <text:p text:style-name="P48"><text:span text:style-name="T31">const</text:span> <text:span text:style-name="T40">person</text:span>={</text:p>
      <text:p text:style-name="P48"><text:span text:style-name="T16">name:</text:span> <text:span text:style-name="T28">'thiago'</text:span>,</text:p>
      <text:p text:style-name="P48"><text:span text:style-name="T16">age:</text:span> <text:span text:style-name="T37">33</text:span>,</text:p>
      <text:p text:style-name="P48"><text:span text:style-name="T16">weight:</text:span> <text:span text:style-name="T37">92</text:span>,</text:p>
      <text:p text:style-name="P48"><text:span text:style-name="T16">isAdmin:</text:span> <text:span text:style-name="T31">true</text:span></text:p>
      <text:p text:style-name="P48">}</text:p>
      <text:p text:style-name="P58"/>
      <text:p text:style-name="P48"><text:span text:style-name="T16">console</text:span>.<text:span text:style-name="T25">log</text:span>(<text:span text:style-name="T40">person</text:span>)</text:p>
      <text:p text:style-name="P37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145138790430017" text:continue-numbering="true" text:style-name="L24">
        <text:list-item>
          <text:p text:style-name="P95">Arrays</text:p>
        </text:list-item>
      </text:list>
      <text:p text:style-name="P26"/>
      <text:p text:style-name="P63">// Array</text:p>
      <text:p text:style-name="P58"><text:soft-page-break/></text:p>
      <text:p text:style-name="P48"><text:span text:style-name="T31">const</text:span> <text:span text:style-name="T40">animals</text:span> = [</text:p>
      <text:p text:style-name="P48"><text:span text:style-name="T28"><text:tab/>'Lion'</text:span>,</text:p>
      <text:p text:style-name="P48"><text:span text:style-name="T28"><text:tab/>'Monkey'</text:span>,</text:p>
      <text:p text:style-name="P48"><text:span text:style-name="T28"><text:tab/>'Cat'</text:span>,</text:p>
      <text:p text:style-name="P48"><text:tab/>{</text:p>
      <text:p text:style-name="P48"><text:span text:style-name="T16"><text:tab/><text:tab/>name:</text:span> <text:span text:style-name="T28">'Fish'</text:span>,</text:p>
      <text:p text:style-name="P48"><text:span text:style-name="T16"><text:tab/><text:tab/>age:</text:span> <text:span text:style-name="T37">3</text:span></text:p>
      <text:p text:style-name="P48"><text:tab/>}</text:p>
      <text:p text:style-name="P48">]</text:p>
      <text:p text:style-name="P66">// acessar valores dentro do Array</text:p>
      <text:p text:style-name="P48"><text:span text:style-name="T16">console</text:span>.<text:span text:style-name="T25">log</text:span>(<text:span text:style-name="T40">animals</text:span>)</text:p>
      <text:p text:style-name="P48"><text:span text:style-name="T16">console</text:span>.<text:span text:style-name="T25">log</text:span>(<text:span text:style-name="T40">animals</text:span>[<text:span text:style-name="T37">0</text:span>])</text:p>
      <text:p text:style-name="P48"><text:span text:style-name="T16">console</text:span>.<text:span text:style-name="T25">log</text:span>(<text:span text:style-name="T40">animals</text:span>[<text:span text:style-name="T37">1</text:span>])</text:p>
      <text:p text:style-name="P48"><text:span text:style-name="T16">console</text:span>.<text:span text:style-name="T25">log</text:span>(<text:span text:style-name="T40">animals</text:span>[<text:span text:style-name="T37">2</text:span>])</text:p>
      <text:p text:style-name="P66">//para saber o total de elemtnso do array</text:p>
      <text:p text:style-name="P48"><text:span text:style-name="T16">console</text:span>.<text:span text:style-name="T25">log</text:span>(<text:span text:style-name="T28">'total de elementos do array: '</text:span>)</text:p>
      <text:p text:style-name="P48"><text:span text:style-name="T16">console</text:span>.<text:span text:style-name="T25">log</text:span>(<text:span text:style-name="T40">animals</text:span>.<text:span text:style-name="T16">length</text:span>)</text:p>
      <text:p text:style-name="P66">//acessando um objeto dentro do array</text:p>
      <text:p text:style-name="P48"><text:span text:style-name="T16">console</text:span>.<text:span text:style-name="T25">log</text:span>(<text:span text:style-name="T40">animals</text:span>[<text:span text:style-name="T37">3</text:span>])</text:p>
      <text:p text:style-name="P37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145138929142237" text:continue-numbering="true" text:style-name="L24">
        <text:list-item>
          <text:p text:style-name="P96">Exercícios</text:p>
        </text:list-item>
      </text:list>
      <text:p text:style-name="P27">1. Declare uma variável de nome weight:</text:p>
      <text:p text:style-name="P59"><text:span text:style-name="T33">let</text:span><text:span text:style-name="T24"> </text:span><text:span text:style-name="T18">weight</text:span><text:span text:style-name="T24">;</text:span></text:p>
      <text:p text:style-name="P55"/>
      <text:p text:style-name="P71">2.Que tipo de dado é a variável acima?</text:p>
      <text:p text:style-name="P60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72"/>
      <text:p text:style-name="P72">3. Declare uma variável e atribua valores para cada um dos dados:</text:p>
      <text:p text:style-name="P72">* name: String</text:p>
      <text:p text:style-name="P72">* age: Number (integer)</text:p>
      <text:p text:style-name="P72">* weight; Number (float)</text:p>
      <text:p text:style-name="P72">* isSubscribed: Boolean</text:p>
      <text:p text:style-name="P72"/>
      <text:p text:style-name="P46"><text:span text:style-name="T31">let</text:span> <text:span text:style-name="T16">name</text:span> = <text:span text:style-name="T28">'Thiago Carlos'</text:span></text:p>
      <text:p text:style-name="P48"><text:span text:style-name="T31">let</text:span> <text:span text:style-name="T16">age</text:span> = <text:span text:style-name="T37">33</text:span></text:p>
      <text:p text:style-name="P48"><text:span text:style-name="T31">let</text:span> <text:span text:style-name="T16">weight</text:span> = <text:span text:style-name="T37">92.1</text:span></text:p>
      <text:p text:style-name="P48"><text:span text:style-name="T31">let</text:span> <text:span text:style-name="T16">isSubscribed</text:span> = <text:span text:style-name="T31">true</text:span></text:p>
      <text:p text:style-name="P72"/>
      <text:p text:style-name="P72">4. A variável student abaixo é de que tipo de dados?</text:p>
      <text:p text:style-name="P52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52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72"/>
      <text:p text:style-name="P72">4.1 Atribua a ela as mesmas propriedades e valores do exercício 3.</text:p>
      <text:p text:style-name="P46"><text:span text:style-name="T31">let</text:span> <text:span text:style-name="T16">stud</text:span><text:span text:style-name="T21">e</text:span><text:span text:style-name="T16">nt</text:span> = {</text:p>
      <text:p text:style-name="P48"><text:span text:style-name="T16"><text:tab/>name:</text:span> <text:span text:style-name="T28">'Thiago Carlos'</text:span>,</text:p>
      <text:p text:style-name="P48"><text:span text:style-name="T16"><text:tab/>age:</text:span> <text:span text:style-name="T37">33</text:span>,</text:p>
      <text:p text:style-name="P49"><text:span text:style-name="T16"><text:tab/>weight:</text:span> <text:span text:style-name="T37">92.1</text:span>,</text:p>
      <text:p text:style-name="P49"><text:span text:style-name="T16"><text:tab/>isSubscribed:</text:span> <text:span text:style-name="T31">true</text:span>,</text:p>
      <text:p text:style-name="P48">};</text:p>
      <text:p text:style-name="P46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72"><text:soft-page-break/>4.2 Mostre no console a seguinte mensagem:</text:p>
      <text:p text:style-name="P72">&lt;name&gt; de idade &lt;age&gt; pesa &lt;weight&gt; kg.</text:p>
      <text:p text:style-name="P72">Atenção, substitua &lt;name&gt; &lt;age&gt; e &lt;weight&gt; pelos valores de cada propriedade do objeto.</text:p>
      <text:p text:style-name="P72"/>
      <text:p text:style-name="P46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72"/>
      <text:p text:style-name="P72">5. Declare uma variável do tipo Array, de nome students e atribua a ela nenhum valor, ou seja, somente o Array vazio.</text:p>
      <text:p text:style-name="P72"/>
      <text:p text:style-name="P46"><text:span text:style-name="T31">let</text:span> <text:span text:style-name="T16">stud</text:span><text:span text:style-name="T21">e</text:span><text:span text:style-name="T16">nts</text:span>=[]</text:p>
      <text:p text:style-name="P72"/>
      <text:p text:style-name="P72">6. Reatribua valor a variável acima colocando dentro dela o objeto student da questão 4. (Não copiar e colar o objeto, mas usar o objeto criado e inserir ele ao Array)</text:p>
      <text:p text:style-name="P72"/>
      <text:p text:style-name="P46"><text:span text:style-name="T31">let</text:span> <text:span text:style-name="T16">stud</text:span><text:span text:style-name="T21">e</text:span><text:span text:style-name="T16">nts</text:span> = [</text:p>
      <text:p text:style-name="P48"><text:span text:style-name="T28"><text:tab/></text:span><text:span text:style-name="T19">student</text:span></text:p>
      <text:p text:style-name="P48">]</text:p>
      <text:p text:style-name="P72"/>
      <text:p text:style-name="P72">7. Coloque no console o valor da posição zero do Array acima.</text:p>
      <text:p text:style-name="P72"/>
      <text:p text:style-name="P46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72"/>
      <text:p text:style-name="P72">8. Crie um novo student e coloque na posição 1 do Array students.</text:p>
      <text:p text:style-name="P72"/>
      <text:p text:style-name="P52"><text:span text:style-name="T31">let</text:span> <text:span text:style-name="T16">student2</text:span> = {</text:p>
      <text:p text:style-name="P48"><text:span text:style-name="T16">name:</text:span> <text:span text:style-name="T28">'Limeira'</text:span>,</text:p>
      <text:p text:style-name="P48"><text:span text:style-name="T16">age:</text:span> <text:span text:style-name="T37">21</text:span>,</text:p>
      <text:p text:style-name="P48"><text:span text:style-name="T16">weight:</text:span> <text:span text:style-name="T37">50</text:span></text:p>
      <text:p text:style-name="P48">}</text:p>
      <text:p text:style-name="P58"/>
      <text:p text:style-name="P48"><text:span text:style-name="T16">students</text:span>[<text:span text:style-name="T37">1</text:span>] = <text:span text:style-name="T16">student2</text:span></text:p>
      <text:p text:style-name="P58"/>
      <text:p text:style-name="P48"><text:span text:style-name="T16">console</text:span>.<text:span text:style-name="T25">log</text:span>(<text:span text:style-name="T16">students</text:span>)</text:p>
      <text:p text:style-name="P48"><text:span text:style-name="T16">console</text:span>.<text:span text:style-name="T25">log</text:span>(<text:span text:style-name="T16">students</text:span>[<text:span text:style-name="T37">0</text:span>])</text:p>
      <text:p text:style-name="P48"><text:span text:style-name="T16">console</text:span>.<text:span text:style-name="T25">log</text:span>(<text:span text:style-name="T16">students</text:span>[<text:span text:style-name="T37">1</text:span>])</text:p>
      <text:p text:style-name="P72"/>
      <text:p text:style-name="P72">9. Sem rodar o código responda qual é a resposta do código e porque? Após sua resposta, rode o código e veja se você acertou.</text:p>
      <text:p text:style-name="P72"/>
      <text:p text:style-name="P46"><text:span text:style-name="T16">console</text:span>.<text:span text:style-name="T25">log</text:span>(<text:span text:style-name="T16">a</text:span>)</text:p>
      <text:p text:style-name="P48"><text:span text:style-name="T31">var</text:span> <text:span text:style-name="T16">a</text:span> = <text:span text:style-name="T37">1</text:span></text:p>
      <text:p text:style-name="P80"/>
      <text:p text:style-name="P85">Guias estelares</text:p>
      <text:p text:style-name="P35"><text:span text:style-name="T1">O guia estelar de </text:span><text:span text:style-name="T2">JavaScript</text:span></text:p>
      <text:p text:style-name="P79">Funções</text:p>
      <text:list xml:id="list3853662881" text:style-name="L25">
        <text:list-item>
          <text:p text:style-name="P125">Functions</text:p>
        </text:list-item>
      </text:list>
      <text:list xml:id="list115531649" text:style-name="L26">
        <text:list-item>
          <text:p text:style-name="P128">criar um aplicativos de frases motivacionais</text:p>
        </text:list-item>
        <text:list-item>
          <text:p text:style-name="P128">Finalidade - agrupamento de código, reutilização de código e dá significado.</text:p>
        </text:list-item>
        <text:list-item>
          <text:p text:style-name="P128">declaration - declaração da função</text:p>
        </text:list-item>
        <text:list-item>
          <text:p text:style-name="P128">function statement</text:p>
        </text:list-item>
      </text:list>
      <text:p text:style-name="P75"/>
      <text:p text:style-name="P50"><text:span text:style-name="T31">function</text:span> <text:span text:style-name="T25">createPhrases</text:span>(){</text:p>
      <text:p text:style-name="P48"><text:span text:style-name="T16">console</text:span>.<text:span text:style-name="T25">log</text:span>(<text:span text:style-name="T28">'Estudar é muito bom'</text:span>)</text:p>
      <text:p text:style-name="P48"><text:span text:style-name="T16">console</text:span>.<text:span text:style-name="T25">log</text:span>(<text:span text:style-name="T28">'Paciência e persistência'</text:span>)</text:p>
      <text:p text:style-name="P48"><text:span text:style-name="T16">console</text:span>.<text:span text:style-name="T25">log</text:span>(<text:span text:style-name="T28">'Revisão é a mãe do aprendizado'</text:span>)</text:p>
      <text:p text:style-name="P48">}</text:p>
      <text:p text:style-name="P75"/>
      <text:p text:style-name="P75">// executar a função</text:p>
      <text:p text:style-name="P75">// rodar, chamar, invocar</text:p>
      <text:p text:style-name="P75">// execute, run, call, invoke</text:p>
      <text:p text:style-name="P75"/>
      <text:p text:style-name="P50"><text:span text:style-name="T25">createPhrases</text:span>()</text:p>
      <text:p text:style-name="P58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75"/>
      <text:list xml:id="list145137678042128" text:continue-list="list3853662881" text:style-name="L25">
        <text:list-item>
          <text:p text:style-name="P125">Argumentos e parâmetros</text:p>
        </text:list-item>
      </text:list>
      <text:p text:style-name="P73">// function expression</text:p>
      <text:p text:style-name="P73">// function anonymous</text:p>
      <text:p text:style-name="P73">// parâmetros (parameters<text:span text:style-name="T47">)</text:span></text:p>
      <text:p text:style-name="P73"/>
      <text:p text:style-name="P47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48"><text:span text:style-name="T16">console</text:span>.<text:span text:style-name="T25">log</text:span>(<text:span text:style-name="T16">number1</text:span> + <text:span text:style-name="T16">number2</text:span>)</text:p>
      <text:p text:style-name="P48">}</text:p>
      <text:p text:style-name="P58"/>
      <text:p text:style-name="P48"><text:span text:style-name="T25">sum</text:span>(<text:span text:style-name="T37">2</text:span>, <text:span text:style-name="T37">3</text:span>) <text:span text:style-name="T35">// arguments - argumentos</text:span></text:p>
      <text:p text:style-name="P73"/>
      <text:list xml:id="list145139257372107" text:continue-numbering="true" text:style-name="L25">
        <text:list-item>
          <text:p text:style-name="P125">Retornando valores dentro da função</text:p>
        </text:list-item>
      </text:list>
      <text:p text:style-name="P74">// function expression</text:p>
      <text:p text:style-name="P74">// function anonymous</text:p>
      <text:p text:style-name="P74">// parâmetros (parameters<text:span text:style-name="T47">)</text:span></text:p>
      <text:p text:style-name="P74"/>
      <text:p text:style-name="P47"><text:span text:style-name="T31">let</text:span> <text:span text:style-name="T16">total</text:span> = <text:span text:style-name="T37">0</text:span></text:p>
      <text:p text:style-name="P48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48"><text:span text:style-name="T31"><text:tab/>let</text:span> <text:span text:style-name="T16">total</text:span> = <text:span text:style-name="T16">number1</text:span> + <text:span text:style-name="T16">number2</text:span></text:p>
      <text:p text:style-name="P48"><text:span text:style-name="T48"><text:tab/>return</text:span> <text:span text:style-name="T16">total</text:span></text:p>
      <text:p text:style-name="P48">}</text:p>
      <text:p text:style-name="P58"/>
      <text:p text:style-name="P48"><text:span text:style-name="T31">let</text:span> <text:span text:style-name="T16">number1</text:span> = <text:span text:style-name="T37">34</text:span></text:p>
      <text:p text:style-name="P48"><text:span text:style-name="T31">let</text:span> <text:span text:style-name="T16">number2</text:span> = <text:span text:style-name="T37">25</text:span></text:p>
      <text:p text:style-name="P58"/>
      <text:p text:style-name="P48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48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48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48"><text:span text:style-name="T16">console</text:span>.<text:span text:style-name="T25">log</text:span>(<text:span text:style-name="T16">total</text:span>)</text:p>
      <text:p text:style-name="P73"/>
      <text:list xml:id="list145139208460995" text:continue-numbering="true" text:style-name="L25">
        <text:list-item>
          <text:p text:style-name="P125"><text:span text:style-name="T49">O</text:span>utra maneira de entender funções</text:p>
        </text:list-item>
      </text:list>
      <text:p text:style-name="P73"/>
      <text:p text:style-name="P65">// Função é um liquidificador</text:p>
      <text:p text:style-name="P58"/>
      <text:p text:style-name="P48"><text:span text:style-name="T31">function</text:span> <text:span text:style-name="T25">fazerSuco</text:span>(<text:span text:style-name="T16">fruta1</text:span>, <text:span text:style-name="T16">fruta2</text:span>){</text:p>
      <text:p text:style-name="P48"><text:span text:style-name="T48"><text:tab/>return</text:span> <text:span text:style-name="T28">'suco de : '</text:span> + <text:span text:style-name="T16">fruta1</text:span> + <text:span text:style-name="T16">fruta2</text:span></text:p>
      <text:p text:style-name="P48">}</text:p>
      <text:p text:style-name="P48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48"><text:span text:style-name="T16">console</text:span>.<text:span text:style-name="T25">log</text:span>(<text:span text:style-name="T40">copo</text:span>)</text:p>
      <text:p text:style-name="P73"/>
      <text:list xml:id="list145139091118486" text:continue-numbering="true" text:style-name="L25">
        <text:list-item>
          <text:p text:style-name="P125">Function scope</text:p>
        </text:list-item>
      </text:list>
      <text:p text:style-name="P73"/>
      <text:p text:style-name="P65">// function scope</text:p>
      <text:p text:style-name="P48"><text:span text:style-name="T31">let</text:span> <text:span text:style-name="T16">subject</text:span> = <text:span text:style-name="T28">'math'</text:span></text:p>
      <text:p text:style-name="P58"/>
      <text:p text:style-name="P48"><text:span text:style-name="T31">function</text:span> <text:span text:style-name="T25">createThink</text:span>(<text:span text:style-name="T16">subject</text:span>) {</text:p>
      <text:p text:style-name="P48"><text:span text:style-name="T16"><text:tab/>subject</text:span> = <text:span text:style-name="T28">'study'</text:span></text:p>
      <text:p text:style-name="P48"><text:span text:style-name="T48"><text:tab/>return</text:span> <text:span text:style-name="T16">subject</text:span></text:p>
      <text:p text:style-name="P48">}</text:p>
      <text:p text:style-name="P58"/>
      <text:p text:style-name="P48"><text:span text:style-name="T16">console</text:span>.<text:span text:style-name="T25">log</text:span>(<text:span text:style-name="T16">subject</text:span>)</text:p>
      <text:p text:style-name="P48"><text:span text:style-name="T16">console</text:span>.<text:span text:style-name="T25">log</text:span>(<text:span text:style-name="T25">createThink</text:span>(<text:span text:style-name="T16">subject</text:span>))</text:p>
      <text:p text:style-name="P48"><text:span text:style-name="T16">console</text:span>.<text:span text:style-name="T25">log</text:span>(<text:span text:style-name="T16">subject</text:span>)</text:p>
      <text:p text:style-name="P73"/>
      <text:list xml:id="list145138670332307" text:continue-numbering="true" text:style-name="L25">
        <text:list-item>
          <text:p text:style-name="P125">Function Hoisting</text:p>
        </text:list-item>
      </text:list>
      <text:p text:style-name="P76">A função foi chamada antes de ser executada <text:span text:style-name="T50">e mesmo assim não ocorreu bag. Isso porque o JS executou ela como hoisting.</text:span></text:p>
      <text:p text:style-name="P76"/>
      <text:p text:style-name="P65">// function hoisting</text:p>
      <text:p text:style-name="P58"/>
      <text:p text:style-name="P48"><text:span text:style-name="T25">sayMyName</text:span>();</text:p>
      <text:p text:style-name="P58"/>
      <text:p text:style-name="P48"><text:span text:style-name="T31">function</text:span> <text:span text:style-name="T25">sayMyName</text:span>(){</text:p>
      <text:p text:style-name="P48"><text:span text:style-name="T16"><text:tab/>console</text:span>.<text:span text:style-name="T25">log</text:span>(<text:span text:style-name="T28">'Thiago'</text:span>)</text:p>
      <text:p text:style-name="P48">}</text:p>
      <text:p text:style-name="P73"/>
      <text:list xml:id="list145137272580028" text:continue-numbering="true" text:style-name="L25">
        <text:list-item>
          <text:p text:style-name="P125">Arrow function</text:p>
        </text:list-item>
      </text:list>
      <text:p text:style-name="P77">Arrow ‘<text:span text:style-name="T15">=&gt;</text:span>’ maneira mais simples de se escrever uma função.</text:p>
      <text:p text:style-name="P77"/>
      <text:p text:style-name="P65">// arrow function</text:p>
      <text:p text:style-name="P58"/>
      <text:p text:style-name="P48"><text:span text:style-name="T31">const</text:span> <text:span text:style-name="T25">sayMyName</text:span> = () <text:span text:style-name="T31">=&gt;</text:span> {</text:p>
      <text:p text:style-name="P48"><text:span text:style-name="T16"><text:tab/>console</text:span>.<text:span text:style-name="T25">log</text:span>(<text:span text:style-name="T28">'Thiago'</text:span>)</text:p>
      <text:p text:style-name="P48">}</text:p>
      <text:p text:style-name="P58"/>
      <text:p text:style-name="P48"><text:span text:style-name="T25">sayMyName</text:span>()</text:p>
      <text:p text:style-name="P58"/>
      <text:p text:style-name="P48"><text:span text:style-name="T31">const</text:span> <text:span text:style-name="T25">sayMyNickName</text:span> = (<text:span text:style-name="T16">nickname</text:span>) <text:span text:style-name="T31">=&gt;</text:span> {</text:p>
      <text:p text:style-name="P48"><text:soft-page-break/><text:span text:style-name="T16"><text:tab/>console</text:span>.<text:span text:style-name="T25">log</text:span>(<text:span text:style-name="T16">nickname</text:span>)</text:p>
      <text:p text:style-name="P48">}</text:p>
      <text:p text:style-name="P58"/>
      <text:p text:style-name="P48"><text:span text:style-name="T25">sayMyNickName</text:span>(<text:span text:style-name="T28">'Carlos'</text:span>)</text:p>
      <text:p text:style-name="P73"/>
      <text:list xml:id="list145138965951533" text:continue-numbering="true" text:style-name="L25">
        <text:list-item>
          <text:p text:style-name="P125">Callback Function</text:p>
        </text:list-item>
      </text:list>
      <text:p text:style-name="P78">Quando invoco uma função e passo como parâmetro outra função.</text:p>
      <text:p text:style-name="P73"/>
      <text:p text:style-name="P65">// callback function</text:p>
      <text:p text:style-name="P48"><text:span text:style-name="T31">function</text:span> <text:span text:style-name="T25">sayMyName</text:span>(<text:span text:style-name="T16">name</text:span>) {</text:p>
      <text:p text:style-name="P48"><text:span text:style-name="T16"><text:tab/>console</text:span>.<text:span text:style-name="T25">log</text:span>(<text:span text:style-name="T28">'antes de executar a funcao callback'</text:span>)</text:p>
      <text:p text:style-name="P48"><text:span text:style-name="T25"><text:tab/>name</text:span>()</text:p>
      <text:p text:style-name="P48"><text:span text:style-name="T16"><text:tab/>console</text:span>.<text:span text:style-name="T25">log</text:span>(<text:span text:style-name="T28">'depois de executar a callback'</text:span>)</text:p>
      <text:p text:style-name="P48">}</text:p>
      <text:p text:style-name="P58"/>
      <text:p text:style-name="P48"><text:span text:style-name="T25">sayMyName</text:span>(</text:p>
      <text:p text:style-name="P48"><text:tab/>() <text:span text:style-name="T31">=&gt;</text:span> {</text:p>
      <text:p text:style-name="P48"><text:span text:style-name="T16"><text:tab/><text:tab/>console</text:span>.<text:span text:style-name="T25">log</text:span>(<text:span text:style-name="T28">'estou em uma callback'</text:span>)</text:p>
      <text:p text:style-name="P48">}</text:p>
      <text:p text:style-name="P48">)</text:p>
      <text:p text:style-name="P73"/>
      <text:list xml:id="list145138355319716" text:continue-numbering="true" text:style-name="L25">
        <text:list-item>
          <text:p text:style-name="P125">Funções construtoras</text:p>
        </text:list-item>
      </text:list>
      <text:p text:style-name="P73"/>
      <text:p text:style-name="P65">/*</text:p>
      <text:p text:style-name="P66">Function() constructor</text:p>
      <text:p text:style-name="P66">* expressão new</text:p>
      <text:p text:style-name="P66">* criar um novo objeto</text:p>
      <text:p text:style-name="P66">* this keyword</text:p>
      <text:p text:style-name="P66">*/</text:p>
      <text:p text:style-name="P58"/>
      <text:p text:style-name="P48"><text:span text:style-name="T31">function</text:span> <text:span text:style-name="T42">Person</text:span>(<text:span text:style-name="T16">name</text:span>) {</text:p>
      <text:p text:style-name="P48"><text:span text:style-name="T31"><text:tab/>this</text:span>.<text:span text:style-name="T16">name</text:span> = <text:span text:style-name="T16">name</text:span></text:p>
      <text:p text:style-name="P48"><text:span text:style-name="T31"><text:tab/>this</text:span>.<text:span text:style-name="T25">walk</text:span> = <text:span text:style-name="T31">function</text:span> () {</text:p>
      <text:p text:style-name="P48"><text:span text:style-name="T48"><text:tab/><text:tab/>return</text:span> <text:span text:style-name="T31">this</text:span>.<text:span text:style-name="T16">name</text:span> + <text:span text:style-name="T28">' is walking'</text:span></text:p>
      <text:p text:style-name="P48">}</text:p>
      <text:p text:style-name="P48">}</text:p>
      <text:p text:style-name="P48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48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48"><text:span text:style-name="T16">console</text:span>.<text:span text:style-name="T25">log</text:span>(<text:span text:style-name="T40">thiago</text:span>.<text:span text:style-name="T25">walk</text:span>())</text:p>
      <text:p text:style-name="P48"><text:span text:style-name="T16">console</text:span>.<text:span text:style-name="T25">log</text:span>(<text:span text:style-name="T40">joao</text:span>.<text:span text:style-name="T25">walk</text:span>())</text:p>
      <text:p text:style-name="P58"/>
      <text:p text:style-name="P48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48"><text:span text:style-name="T16">console</text:span>.<text:span text:style-name="T25">log</text:span>(<text:span text:style-name="T16">nickname</text:span>)</text:p>
      <text:p text:style-name="P135"/>
      <text:p text:style-name="P167">Guias estelares</text:p>
      <text:p text:style-name="P145"><text:span text:style-name="T1">O guia estelar de </text:span><text:span text:style-name="T2">JavaScript</text:span></text:p>
      <text:p text:style-name="P133">Manipulando dados</text:p>
      <text:list xml:id="list1184709036" text:style-name="L27">
        <text:list-item>
          <text:p text:style-name="P127">Prototype</text:p>
        </text:list-item>
      </text:list>
      <text:p text:style-name="P132">Prototype</text:p>
      <text:p text:style-name="P131"><text:tab/>* prototype-based language</text:p>
      <text:p text:style-name="P131"><text:tab/>* prototype chain</text:p>
      <text:p text:style-name="P131"><text:tab/>* <text:span text:style-name="T15">__proto__</text:span></text:p>
      <text:p text:style-name="P131"/>
      <text:p text:style-name="P131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31"><text:span text:style-name="T14"/></text:p>
      <text:list xml:id="list145138657318068" text:continue-numbering="true" text:style-name="L27">
        <text:list-item>
          <text:p text:style-name="P127">Type conversion coersion</text:p>
        </text:list-item>
      </text:list>
      <text:list xml:id="list2264387816" text:style-name="L28">
        <text:list-item>
          <text:p text:style-name="P148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148"><text:span text:style-name="T51">Alteração de um tipo de dado para outro tipo</text:span></text:p>
          <text:list>
            <text:list-item>
              <text:p text:style-name="P148"><text:span text:style-name="T55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148"><text:span text:style-name="T55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149"><text:span text:style-name="T51"/></text:p>
      <text:p text:style-name="P138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58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130"/>
      <text:list xml:id="list145137820294447" text:continue-list="list145138657318068" text:style-name="L27">
        <text:list-item>
          <text:p text:style-name="P127">Strings em números</text:p>
        </text:list-item>
      </text:list>
      <text:list xml:id="list1596944401" text:style-name="L29">
        <text:list-item>
          <text:p text:style-name="P150"><text:span text:style-name="T51">Manipulando Strings e Números:</text:span></text:p>
        </text:list-item>
        <text:list-item>
          <text:p text:style-name="P150"><text:span text:style-name="T51">Transformar String em Número e Número em String.</text:span></text:p>
        </text:list-item>
      </text:list>
      <text:p text:style-name="P130"/>
      <text:p text:style-name="P144"><text:span text:style-name="T31">let</text:span> <text:span text:style-name="T16">string</text:span> = <text:span text:style-name="T28">"123"</text:span></text:p>
      <text:p text:style-name="P48"><text:span text:style-name="T31">let</text:span> <text:span text:style-name="T16">number</text:span> = <text:span text:style-name="T37">321</text:span></text:p>
      <text:p text:style-name="P48"><text:span text:style-name="T16">console</text:span>.<text:span text:style-name="T25">log</text:span>(<text:span text:style-name="T42">Number</text:span>(<text:span text:style-name="T16">string</text:span>))</text:p>
      <text:p text:style-name="P48"><text:span text:style-name="T16">console</text:span>.<text:span text:style-name="T25">log</text:span>(<text:span text:style-name="T42">String</text:span>(<text:span text:style-name="T16">number</text:span>))</text:p>
      <text:p text:style-name="P130"/>
      <text:list xml:id="list145139115722332" text:continue-list="list145137820294447" text:style-name="L27">
        <text:list-item>
          <text:p text:style-name="P127">Contando caracteres e digitos</text:p>
        </text:list-item>
      </text:list>
      <text:list xml:id="list1336582523" text:style-name="L30">
        <text:list-item>
          <text:p text:style-name="P151"><text:span text:style-name="T51">Manipulando Strings e Números:</text:span></text:p>
        </text:list-item>
        <text:list-item>
          <text:p text:style-name="P151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130"/>
      <text:p text:style-name="P144"><text:span text:style-name="T31">let</text:span> <text:span text:style-name="T16">word</text:span> = <text:span text:style-name="T28">"Nabucodonozor"</text:span></text:p>
      <text:p text:style-name="P48"><text:span text:style-name="T16">console</text:span>.<text:span text:style-name="T25">log</text:span>(<text:span text:style-name="T16">word</text:span>.<text:span text:style-name="T40">length</text:span>)</text:p>
      <text:p text:style-name="P48"><text:span text:style-name="T31">let</text:span> <text:span text:style-name="T16">number</text:span> = <text:span text:style-name="T37">1234</text:span></text:p>
      <text:p text:style-name="P48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130"/>
      <text:list xml:id="list145138061551779" text:continue-list="list145139115722332" text:style-name="L27">
        <text:list-item>
          <text:p text:style-name="P127">Casas decimais</text:p>
        </text:list-item>
      </text:list>
      <text:list xml:id="list202963265" text:style-name="L31">
        <text:list-item>
          <text:p text:style-name="P152"><text:span text:style-name="T51">Manipulando Strings e Números:</text:span></text:p>
        </text:list-item>
        <text:list-item>
          <text:p text:style-name="P152"><text:span text:style-name="T54">T</text:span><text:span text:style-name="T51">ransformar um número quebrado com 2 casas decimais e trocar ponto por vírgula.</text:span></text:p>
        </text:list-item>
      </text:list>
      <text:p text:style-name="P130"/>
      <text:p text:style-name="P144"><text:soft-page-break/><text:span text:style-name="T31">let</text:span> <text:span text:style-name="T16">number</text:span> = <text:span text:style-name="T37">345.423409784059234</text:span></text:p>
      <text:p text:style-name="P48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130"/>
      <text:list xml:id="list145139054192887" text:continue-list="list145138061551779" text:style-name="L27">
        <text:list-item>
          <text:p text:style-name="P127">Maiúsculas e minúsculas</text:p>
        </text:list-item>
      </text:list>
      <text:list xml:id="list2653292564" text:style-name="L32">
        <text:list-item>
          <text:p text:style-name="P153"><text:span text:style-name="T51">Manipulando Strings e Números:</text:span></text:p>
        </text:list-item>
        <text:list-item>
          <text:p text:style-name="P153"><text:span text:style-name="T51">Transforme letras minúsculas em maiúsculas. Faça o contraŕio disso também.</text:span></text:p>
        </text:list-item>
      </text:list>
      <text:p text:style-name="P154"><text:span text:style-name="T51"/></text:p>
      <text:p text:style-name="P139"><text:span text:style-name="T31">let</text:span> <text:span text:style-name="T16">word</text:span> = <text:span text:style-name="T28">"Programar é muito bacana!"</text:span></text:p>
      <text:p text:style-name="P48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58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54"><text:span text:style-name="T51"/></text:p>
      <text:list xml:id="list145138232068932" text:continue-list="list145139054192887" text:style-name="L27">
        <text:list-item>
          <text:p text:style-name="P127">Separando strings</text:p>
        </text:list-item>
      </text:list>
      <text:list xml:id="list799735630" text:style-name="L33">
        <text:list-item>
          <text:p text:style-name="P155"><text:span text:style-name="T51">Manipulando Strings e Números:</text:span></text:p>
        </text:list-item>
        <text:list-item>
          <text:p text:style-name="P155"><text:span text:style-name="T51">Separe um texto que contém espaços, em um novo array onde cada texto é uma posição do array. Depois disso, transforme o array em um texto e onde eram espaços, coloque _ .</text:span></text:p>
        </text:list-item>
      </text:list>
      <text:p text:style-name="P156"><text:span text:style-name="T51"/></text:p>
      <text:p text:style-name="P140"><text:span text:style-name="T31">let</text:span> <text:span text:style-name="T16">phrase</text:span> = <text:span text:style-name="T28">"O rato roeu a roupa do rei de roma"</text:span></text:p>
      <text:p text:style-name="P48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48"><text:span text:style-name="T16">console</text:span>.<text:span text:style-name="T25">log</text:span>(<text:span text:style-name="T16">phrase</text:span>)</text:p>
      <text:p text:style-name="P48"><text:span text:style-name="T16">console</text:span>.<text:span text:style-name="T25">log</text:span>(<text:span text:style-name="T16">myArray</text:span>)</text:p>
      <text:p text:style-name="P48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58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56"><text:span text:style-name="T51"/></text:p>
      <text:list xml:id="list145138548790253" text:continue-list="list145138232068932" text:style-name="L27">
        <text:list-item>
          <text:p text:style-name="P127">Encontrando palavras em frases</text:p>
        </text:list-item>
      </text:list>
      <text:list xml:id="list1306504161" text:style-name="L34">
        <text:list-item>
          <text:p text:style-name="P157"><text:span text:style-name="T51">Manipulando Strings e Números</text:span></text:p>
        </text:list-item>
        <text:list-item>
          <text:p text:style-name="P157"><text:span text:style-name="T51">Verificar se o texto contém a palavra Amor.</text:span></text:p>
        </text:list-item>
        <text:list-item>
          <text:p text:style-name="P157"><text:span text:style-name="T51">.includes() é case sencitive</text:span></text:p>
        </text:list-item>
      </text:list>
      <text:p text:style-name="P158"><text:span text:style-name="T51"/></text:p>
      <text:p text:style-name="P141"><text:span text:style-name="T31">let</text:span> <text:span text:style-name="T16">phrase</text:span> = <text:span text:style-name="T28">"Eu que viver o Amor!"</text:span></text:p>
      <text:p text:style-name="P58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58"><text:span text:style-name="T51"/></text:p>
      <text:list xml:id="list145137834321566" text:continue-list="list145138548790253" text:style-name="L27">
        <text:list-item>
          <text:p text:style-name="P127">Criando array com construtor</text:p>
        </text:list-item>
      </text:list>
      <text:list xml:id="list653550334" text:style-name="L35">
        <text:list-item>
          <text:p text:style-name="P159"><text:span text:style-name="T51">Manipulando Arrays:</text:span></text:p>
        </text:list-item>
        <text:list-item>
          <text:p text:style-name="P159"><text:span text:style-name="T51">Criar Array com construtor</text:span></text:p>
        </text:list-item>
      </text:list>
      <text:p text:style-name="P160"><text:span text:style-name="T51"/></text:p>
      <text:p text:style-name="P142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48"><text:span text:style-name="T16">console</text:span>.<text:span text:style-name="T25">log</text:span>(<text:span text:style-name="T16">myArray1</text:span>)</text:p>
      <text:p text:style-name="P48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48"><text:span text:style-name="T16">console</text:span>.<text:span text:style-name="T25">log</text:span>(<text:span text:style-name="T16">myArray2</text:span>)</text:p>
      <text:p text:style-name="P48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58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60"><text:span text:style-name="T51"/></text:p>
      <text:list xml:id="list145138162547256" text:continue-list="list145137834321566" text:style-name="L27">
        <text:list-item>
          <text:p text:style-name="P127">Elementos do Array</text:p>
        </text:list-item>
      </text:list>
      <text:list xml:id="list1661535233" text:style-name="L36">
        <text:list-item>
          <text:p text:style-name="P161"><text:span text:style-name="T51">Manipulando Arrays</text:span></text:p>
        </text:list-item>
        <text:list-item>
          <text:p text:style-name="P161"><text:span text:style-name="T51">Contar elementos de um array</text:span></text:p>
        </text:list-item>
      </text:list>
      <text:p text:style-name="P147"><text:span text:style-name="T51"/></text:p>
      <text:p text:style-name="P165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147"><text:span text:style-name="T51"/></text:p>
      <text:list xml:id="list145139196943041" text:continue-list="list145138162547256" text:style-name="L27">
        <text:list-item>
          <text:p text:style-name="P127">Strings para arrays</text:p>
        </text:list-item>
      </text:list>
      <text:list xml:id="list537508089" text:style-name="L37">
        <text:list-item>
          <text:p text:style-name="P162"><text:soft-page-break/><text:span text:style-name="T51">Manipulando Arrays</text:span></text:p>
        </text:list-item>
        <text:list-item>
          <text:p text:style-name="P162"><text:span text:style-name="T51">Transformar uma cadeia de caracteres em elementos de um array</text:span></text:p>
        </text:list-item>
      </text:list>
      <text:p text:style-name="P163"><text:span text:style-name="T51"/></text:p>
      <text:p text:style-name="P143"><text:span text:style-name="T31">let</text:span> <text:span text:style-name="T16">word</text:span> = <text:span text:style-name="T28">"nabucodonozor"</text:span></text:p>
      <text:p text:style-name="P58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63"><text:span text:style-name="T51"/></text:p>
      <text:list xml:id="list145138664752405" text:continue-list="list145139196943041" text:style-name="L27">
        <text:list-item>
          <text:p text:style-name="P127">Manipulandos arrays</text:p>
        </text:list-item>
      </text:list>
      <text:p text:style-name="P130"/>
      <text:p text:style-name="P144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58"/>
      <text:p text:style-name="P66">//adicionar um item no fim</text:p>
      <text:p text:style-name="P48"><text:span text:style-name="T16">techs</text:span>.<text:span text:style-name="T25">push</text:span>(<text:span text:style-name="T28">"nodejs"</text:span>)</text:p>
      <text:p text:style-name="P66">//adicionar no começo</text:p>
      <text:p text:style-name="P48"><text:span text:style-name="T16">techs</text:span>.<text:span text:style-name="T25">unshift</text:span>(<text:span text:style-name="T28">"sql"</text:span>)</text:p>
      <text:p text:style-name="P66">//remover do fim</text:p>
      <text:p text:style-name="P48"><text:span text:style-name="T16">techs</text:span>.<text:span text:style-name="T25">pop</text:span>()</text:p>
      <text:p text:style-name="P66">//remover do começo</text:p>
      <text:p text:style-name="P48"><text:span text:style-name="T16">techs</text:span>.<text:span text:style-name="T25">shift</text:span>()</text:p>
      <text:p text:style-name="P66">//pegar somente alguns elementos do array</text:p>
      <text:p text:style-name="P48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66">//remover 1 ou mais items em qualquer posição do array</text:p>
      <text:p text:style-name="P48"><text:span text:style-name="T16">techs</text:span>.<text:span text:style-name="T25">splice</text:span>(<text:span text:style-name="T37">1</text:span>, <text:span text:style-name="T37">1</text:span>)</text:p>
      <text:p text:style-name="P66">// encontrar a posição de um elemento no array</text:p>
      <text:p text:style-name="P48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48"><text:span text:style-name="T16">console</text:span>.<text:span text:style-name="T25">log</text:span>(<text:span text:style-name="T16">index</text:span>)</text:p>
      <text:p text:style-name="P48"><text:span text:style-name="T16">techs</text:span>.<text:span text:style-name="T25">splice</text:span>(<text:span text:style-name="T16">index</text:span>, <text:span text:style-name="T37">1</text:span>)</text:p>
      <text:p text:style-name="P48"><text:span text:style-name="T16">console</text:span>.<text:span text:style-name="T25">log</text:span>(<text:span text:style-name="T16">techs</text:span>)</text:p>
      <text:p text:style-name="P136"/>
      <text:p text:style-name="P168">Guias estelares</text:p>
      <text:p text:style-name="P146"><text:span text:style-name="T1">O guia estelar de </text:span><text:span text:style-name="T2">JavaScript</text:span></text:p>
      <text:p text:style-name="P134">Expressões e operadores</text:p>
      <text:list xml:id="list143306611" text:style-name="L38">
        <text:list-item>
          <text:p text:style-name="P126">Expressões e operadores</text:p>
        </text:list-item>
      </text:list>
      <text:p text:style-name="P129"/>
      <text:list xml:id="list145138304820580" text:continue-numbering="true" text:style-name="L38">
        <text:list-item>
          <text:p text:style-name="P126">New</text:p>
        </text:list-item>
      </text:list>
      <text:p text:style-name="P129"/>
      <text:list xml:id="list145137562088574" text:continue-numbering="true" text:style-name="L38">
        <text:list-item>
          <text:p text:style-name="P126">Typeof delete</text:p>
        </text:list-item>
      </text:list>
      <text:p text:style-name="P129"/>
      <text:list xml:id="list145137350948794" text:continue-numbering="true" text:style-name="L38">
        <text:list-item>
          <text:p text:style-name="P126">Operadores aritméticos</text:p>
        </text:list-item>
      </text:list>
      <text:p text:style-name="P129"/>
      <text:list xml:id="list145138288186084" text:continue-numbering="true" text:style-name="L38">
        <text:list-item>
          <text:p text:style-name="P126">Grouping operator</text:p>
        </text:list-item>
      </text:list>
      <text:p text:style-name="P129"/>
      <text:list xml:id="list145138669173273" text:continue-numbering="true" text:style-name="L38">
        <text:list-item>
          <text:p text:style-name="P126">Operadores de comparação igual a e diferente de</text:p>
        </text:list-item>
      </text:list>
      <text:p text:style-name="P129"/>
      <text:list xml:id="list145139171698841" text:continue-numbering="true" text:style-name="L38">
        <text:list-item>
          <text:p text:style-name="P126">Operadores de comparação estritamente igual e estritamente diferente</text:p>
        </text:list-item>
      </text:list>
      <text:p text:style-name="P129"/>
      <text:list xml:id="list145137808451139" text:continue-numbering="true" text:style-name="L38">
        <text:list-item>
          <text:p text:style-name="P126">Operadores de comparação maios e menor(igual)</text:p>
        </text:list-item>
      </text:list>
      <text:p text:style-name="P129"/>
      <text:list xml:id="list145139288237689" text:continue-numbering="true" text:style-name="L38">
        <text:list-item>
          <text:p text:style-name="P126">operadores de atribuição</text:p>
        </text:list-item>
      </text:list>
      <text:p text:style-name="P129"/>
      <text:list xml:id="list145139378999011" text:continue-numbering="true" text:style-name="L38">
        <text:list-item>
          <text:p text:style-name="P126">Operadores lógicos</text:p>
        </text:list-item>
      </text:list>
      <text:p text:style-name="P129"/>
      <text:list xml:id="list145137611242048" text:continue-numbering="true" text:style-name="L38">
        <text:list-item>
          <text:p text:style-name="P126">Operadoes condicional ternário</text:p>
        </text:list-item>
      </text:list>
      <text:p text:style-name="P129"/>
      <text:list xml:id="list145137807422392" text:continue-numbering="true" text:style-name="L38">
        <text:list-item>
          <text:p text:style-name="P126">Operadores para string</text:p>
        </text:list-item>
      </text:list>
      <text:p text:style-name="P129"/>
      <text:list xml:id="list145139239969406" text:continue-numbering="true" text:style-name="L38">
        <text:list-item>
          <text:p text:style-name="P126">Falsy e truthy</text:p>
        </text:list-item>
      </text:list>
      <text:p text:style-name="P129"/>
      <text:list xml:id="list145138471473479" text:continue-numbering="true" text:style-name="L38">
        <text:list-item>
          <text:p text:style-name="P126">Procedência dos operadores</text:p>
        </text:list-item>
      </text:list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4-30T14:51:36.993497925</dc:date>
    <meta:editing-duration>PT2H37M14S</meta:editing-duration>
    <meta:editing-cycles>19</meta:editing-cycles>
    <meta:generator>LibreOffice/6.1.5.2$Linux_X86_64 LibreOffice_project/10$Build-2</meta:generator>
    <meta:document-statistic meta:table-count="0" meta:image-count="0" meta:object-count="0" meta:page-count="17" meta:paragraph-count="588" meta:word-count="2538" meta:character-count="16035" meta:non-whitespace-character-count="14212"/>
  </office:meta>
</office:document-meta>
</file>